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48pt" officeooo:rsid="00180d13" officeooo:paragraph-rsid="00180d13" style:font-size-asian="42pt" style:font-size-complex="48pt"/>
    </style:style>
    <style:style style:name="P2" style:family="paragraph" style:parent-style-name="Standard">
      <style:paragraph-properties fo:text-align="center" style:justify-single-word="false"/>
      <style:text-properties style:font-name="Ubuntu" fo:font-size="80pt" officeooo:rsid="001678df" officeooo:paragraph-rsid="001678df" style:font-size-asian="80pt" style:font-size-complex="80pt"/>
    </style:style>
    <style:style style:name="P3" style:family="paragraph" style:parent-style-name="Standard">
      <style:paragraph-properties fo:text-align="center" style:justify-single-word="false"/>
      <style:text-properties style:font-name="Ubuntu" fo:font-size="32pt" officeooo:rsid="00180d13" officeooo:paragraph-rsid="00180d13" style:font-size-asian="32pt" style:font-size-complex="32pt"/>
    </style:style>
    <style:style style:name="P4" style:family="paragraph" style:parent-style-name="Standard">
      <style:paragraph-properties fo:text-align="start" style:justify-single-word="false"/>
      <style:text-properties style:font-name="Ubuntu" fo:font-size="18pt" fo:font-weight="bold" officeooo:rsid="0016be1d" officeooo:paragraph-rsid="00194a71"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Ubuntu" fo:font-size="18pt" fo:font-weight="bold" officeooo:rsid="0016be1d" officeooo:paragraph-rsid="001ba908"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Ubuntu" fo:font-size="18pt" fo:font-weight="bold" officeooo:rsid="0016be1d" officeooo:paragraph-rsid="001c8308" style:font-size-asian="15.75pt" style:font-weight-asian="bold" style:font-size-complex="18pt" style:font-weight-complex="bold"/>
    </style:style>
    <style:style style:name="P7" style:family="paragraph" style:parent-style-name="Standard">
      <style:text-properties style:font-name="Ubuntu" fo:font-size="18pt" fo:font-weight="bold" officeooo:rsid="001801c2" officeooo:paragraph-rsid="001d968f"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Ubuntu" fo:font-size="18pt" fo:font-weight="bold" officeooo:rsid="001801c2" officeooo:paragraph-rsid="001d968f"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Ubuntu" fo:font-size="18pt" fo:font-weight="bold" officeooo:rsid="001801c2" officeooo:paragraph-rsid="001ff7c3"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Ubuntu" fo:font-size="18pt" fo:font-weight="normal" officeooo:rsid="00194a71" officeooo:paragraph-rsid="00194a7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style:font-name="Ubuntu" fo:font-size="18pt" fo:font-weight="normal" officeooo:rsid="001a2641" officeooo:paragraph-rsid="001a264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style:font-name="Ubuntu" fo:font-size="18pt" fo:font-weight="normal" officeooo:rsid="001ba908" officeooo:paragraph-rsid="001ba908"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style:font-name="Ubuntu" fo:font-size="12pt" fo:font-weight="normal" officeooo:rsid="001c8308" officeooo:paragraph-rsid="001c830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font-weight="normal" officeooo:rsid="0016be1d" officeooo:paragraph-rsid="001c830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font-weight="normal" officeooo:rsid="001d968f" officeooo:paragraph-rsid="001d968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font-weight="normal" officeooo:rsid="00023224" officeooo:paragraph-rsid="001d96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font-weight="normal" officeooo:rsid="00213569" officeooo:paragraph-rsid="00213569" style:font-size-asian="10.5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fo:font-size="12pt" officeooo:rsid="001973b6" style:font-size-asian="10.5pt" style:font-size-complex="12pt"/>
    </style:style>
    <style:style style:name="T3" style:family="text">
      <style:text-properties fo:font-size="12pt" officeooo:rsid="001a2641" style:font-size-asian="10.5pt" style:font-size-complex="12pt"/>
    </style:style>
    <style:style style:name="T4" style:family="text">
      <style:text-properties fo:font-size="12pt" officeooo:rsid="001ba908" style:font-size-asian="10.5pt" style:font-size-complex="12pt"/>
    </style:style>
    <style:style style:name="T5" style:family="text">
      <style:text-properties officeooo:rsid="001c8308"/>
    </style:style>
    <style:style style:name="T6" style:family="text">
      <style:text-properties officeooo:rsid="001d968f"/>
    </style:style>
    <style:style style:name="T7" style:family="text">
      <style:text-properties officeooo:rsid="001d9550"/>
    </style:style>
    <style:style style:name="T8" style:family="text">
      <style:text-properties officeooo:rsid="001ff7c3"/>
    </style:style>
    <style:style style:name="T9" style:family="text">
      <style:text-properties officeooo:rsid="002330a5"/>
    </style:style>
    <style:style style:name="T10" style:family="text">
      <style:text-properties officeooo:rsid="0024e4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lackjack</text:p>
      <text:p text:style-name="P1">By Chris Herre</text:p>
      <text:p text:style-name="P3">CSC17A 42636</text:p>
      <text:p text:style-name="P3"/>
      <text:p text:style-name="P4"><text:bookmark-start text:name="__DdeLink__635_354974211"/>Introduction:<text:bookmark-end text:name="__DdeLink__635_354974211"/></text:p>
      <text:p text:style-name="P10"><text:span text:style-name="T1">In this game of Blackjack, there can be up to 5 players. The user will be prompted to enter the number of players in the round at the start, and the last player will always be the dealer. </text:span><text:span text:style-name="T2">Each player will also be prompted to enter the amount they wish to bet on the round. </text:span><text:span text:style-name="T3">After this is done, the deck will be created and shuffled and two cards will be given to each player including the dealer.</text:span><text:span text:style-name="T1"> To win the round, players must score higher than the dealer’s score, without exceeding a score of 21. If the player’s score exceeds 21, a message will be printed saying </text:span><text:span text:style-name="T2">that </text:span><text:span text:style-name="T1">the player has busted and they are out of the round, and the next player’s turn will begin.</text:span></text:p>
      <text:p text:style-name="P10"><text:span text:style-name="T1"/></text:p>
      <text:p text:style-name="P11"><text:span text:style-name="T1">When a player’s turn begins, they are only given two options at the moment, hit or stay. If the player choses stay, they keep their current score and the next player’s turn will begin. If they choose hit, another card from the deck will be given to them to increase their score. Players can continue to hit multiple times, until they either bust, or choose to stay.</text:span></text:p>
      <text:p text:style-name="P11"><text:span text:style-name="T1"/></text:p>
      <text:p text:style-name="P11"><text:span text:style-name="T1">The dealer however, must play by special rules. The dealer must hit until his score is &gt;= 17, and this is done automatically, so if the dealer’s score is &lt; 17, the dealer will always hit until that condition is false. </text:span><text:span text:style-name="T4">The dealer will always stay otherwise.</text:span></text:p>
      <text:p text:style-name="P11"><text:span text:style-name="T4"/></text:p>
      <text:p text:style-name="P12"><text:span text:style-name="T1">For each winner of the round, their initial bet will be doubled. There are more blackjack rules that exist that were intentionally left out due to time constraints.</text:span></text:p>
      <text:p text:style-name="P12"/>
      <text:p text:style-name="P5"><text:span text:style-name="T5">Known Bugs</text:span>:</text:p>
      <text:p text:style-name="P13">If the user inputs 1 as the number of players, bad things will happen. This would be simple to prevent, but its too late for me to go back at this point. Always specify more than 1 player.</text:p>
      <text:p text:style-name="P13"/>
      <text:p text:style-name="P6"><text:span text:style-name="T5">Summary</text:span>:</text:p>
      <text:p text:style-name="P13">Number of lines: about 323 lines</text:p>
      <text:p text:style-name="P13">Number of structs: 2 structures</text:p>
      <text:p text:style-name="P13">Number of functions: About 12 functions</text:p>
      <text:p text:style-name="P13"><text:soft-page-break/>The most difficult part of this game was avoiding duplicate cards being dealt from the deck using a dynamic array of structures. I could have used some sort of data structure, but for the sake of this assignment I wanted to stick to using dynamic arrays. The method I ended up using is a brute force method that uses multiple while loops to detect duplicate cards that are stored in a vector&lt;Card&gt; named dealt. So before a card is dealt from the deck Card-structure-array, the id of the card is checked inside of the dealt vector to see if it was already dealt. <text:span text:style-name="T6">When I tested, this avoided duplicates every time. The code is inside the avoidDupes function.</text:span></text:p>
      <text:p text:style-name="P14"/>
      <text:p text:style-name="P15">Also, I failed to use binary files in this assignment. I tried, and tried, and tried for more than a day, but it kept crashing my program and I took it out last minute to complete the assignment. </text:p>
      <text:p text:style-name="P15"/>
      <text:p text:style-name="P7"><text:span text:style-name="T7">Flowchart</text:span>:</text:p>
      <text:p text:style-name="P16">Too big to fit on page, attached a<text:span text:style-name="T6">s 3</text:span> PDF file<text:span text:style-name="T6">s</text:span>. <text:span text:style-name="T6">CSC17A_Project1_Part1.pdf, CSC17A_Project1_Part2.pdf, CSC17A_Project1_Part3.pdf</text:span></text:p>
      <text:p text:style-name="P16"/>
      <text:p text:style-name="P9"><text:span text:style-name="T8">Psuedocode</text:span>:</text:p>
      <text:p text:style-name="P17">int main</text:p>
      <text:p text:style-name="P17">{</text:p>
      <text:p text:style-name="P17"><text:tab/>// set random seed</text:p>
      <text:p text:style-name="P17"><text:tab/>// Create a deck of cards</text:p>
      <text:p text:style-name="P17"><text:tab/>// shuffle the deck of cards</text:p>
      <text:p text:style-name="P17"><text:tab/>// prompt for how many players are playing the game</text:p>
      <text:p text:style-name="P17"><text:tab/>// collect the input of pCount</text:p>
      <text:p text:style-name="P17"><text:tab/>// check if pC<text:span text:style-name="T9">o</text:span>unt &gt; 5, if so, exit the program and display a message. <text:span text:style-name="T10">Clear resources.</text:span></text:p>
      <text:p text:style-name="P17"><text:tab/>// create a dynamic array of Player structures named players</text:p>
      <text:p text:style-name="P17"><text:tab/>// collect bets from every player, the dealer will be skipped over</text:p>
      <text:p text:style-name="P17"><text:tab/>// create a vector of shorts (ids) for the cards that have already been dealt</text:p>
      <text:p text:style-name="P17"><text:tab/>// deal 2 cards to all players (dupes will be avoided) and add up each player’s score</text:p>
      <text:p text:style-name="P17"><text:tab/>// process each players move, hit or stay. Hits will continue until the player busts, or <text:tab/><text:tab/><text:tab/>stays. </text:p>
      <text:p text:style-name="P17"><text:tab/>// <text:span text:style-name="T9">find out who scored higher than the dealer and also did not bust, and give double <text:tab/><text:tab/><text:tab/>these players’ bets.</text:span></text:p>
      <text:p text:style-name="P17"><text:tab/>// <text:span text:style-name="T9">see if no one scored higher than the dealer, if so, set their bets to 0 and the dealer <text:tab/><text:tab/><text:tab/>wins</text:span></text:p>
      <text:p text:style-name="P17"><text:tab/>// clean up resources</text:p>
      <text:p text:style-name="P17">}</text:p>
      <text:p text:style-name="P16"/>
      <text:p text:style-name="P8"><text:bookmark-start text:name="__DdeLink__643_354974211"/><text:span text:style-name="T6">Source Code</text:span>:<text:bookmark-end text:name="__DdeLink__643_354974211"/></text:p>
      <text:p text:style-name="P15">/* </text:p>
      <text:p text:style-name="P15"><text:s/>* File: <text:s text:c="2"/>main.cpp</text:p>
      <text:p text:style-name="P15"><text:s/>* Author: Chris Herre</text:p>
      <text:p text:style-name="P15"><text:s/>*</text:p>
      <text:p text:style-name="P15"><text:s/>* Created on April 15, 2017, 12:38 AM</text:p>
      <text:p text:style-name="P15"><text:s/>*/</text:p>
      <text:p text:style-name="P15"/>
      <text:p text:style-name="P15"><text:soft-page-break/>#include &lt;cstdlib&gt;</text:p>
      <text:p text:style-name="P15">#include &lt;iostream&gt;</text:p>
      <text:p text:style-name="P15">#include &lt;fstream&gt;</text:p>
      <text:p text:style-name="P15">#include &lt;iomanip&gt;</text:p>
      <text:p text:style-name="P15">#include &lt;vector&gt;</text:p>
      <text:p text:style-name="P15">#include &lt;algorithm&gt;</text:p>
      <text:p text:style-name="P15"/>
      <text:p text:style-name="P15">using namespace std;</text:p>
      <text:p text:style-name="P15"/>
      <text:p text:style-name="P15">/*</text:p>
      <text:p text:style-name="P15"><text:s/>* Notice - Saving player banks to binary files was taken out last minute due</text:p>
      <text:p text:style-name="P15"><text:s/>* to time constraints. I had many problems that were crashing my entire</text:p>
      <text:p text:style-name="P15"><text:s/>* program.</text:p>
      <text:p text:style-name="P15"><text:s/>* </text:p>
      <text:p text:style-name="P15"><text:s/>* Everything else should be covered. </text:p>
      <text:p text:style-name="P15"><text:s/>*/</text:p>
      <text:p text:style-name="P15">struct Card</text:p>
      <text:p text:style-name="P15">{</text:p>
      <text:p text:style-name="P15"><text:s text:c="4"/>short cNumber, suit, rank;</text:p>
      <text:p text:style-name="P15"><text:s text:c="4"/></text:p>
      <text:p text:style-name="P15"><text:s text:c="4"/>char getSuit()</text:p>
      <text:p text:style-name="P15"><text:s text:c="4"/>{</text:p>
      <text:p text:style-name="P15"><text:s text:c="8"/>if (cNumber &lt; 13) return 'S';</text:p>
      <text:p text:style-name="P15"><text:s text:c="8"/>else if (cNumber &lt; 26) return 'D';</text:p>
      <text:p text:style-name="P15"><text:s text:c="8"/>else if (cNumber &lt; 39) return 'C';</text:p>
      <text:p text:style-name="P15"><text:s text:c="8"/>else return 'H';</text:p>
      <text:p text:style-name="P15"><text:s text:c="4"/>}</text:p>
      <text:p text:style-name="P15"><text:s text:c="4"/></text:p>
      <text:p text:style-name="P15"><text:s text:c="4"/>char getRank()</text:p>
      <text:p text:style-name="P15"><text:s text:c="4"/>{</text:p>
      <text:p text:style-name="P15"><text:s text:c="8"/>char fv[] = {'A','2','3','4','5','6','7','8','9', 'T','J','Q','K'};</text:p>
      <text:p text:style-name="P15"><text:s text:c="8"/>return fv[cNumber % 13];</text:p>
      <text:p text:style-name="P15"><text:s text:c="4"/>}</text:p>
      <text:p text:style-name="P15"><text:s text:c="4"/></text:p>
      <text:p text:style-name="P15"><text:s text:c="4"/>short getVal()</text:p>
      <text:p text:style-name="P15"><text:s text:c="4"/>{</text:p>
      <text:p text:style-name="P15"><text:s text:c="8"/>char rank = getRank();</text:p>
      <text:p text:style-name="P15"><text:s text:c="8"/>switch (rank)</text:p>
      <text:p text:style-name="P15"><text:s text:c="8"/>{</text:p>
      <text:p text:style-name="P15"><text:s text:c="12"/>case 'A':</text:p>
      <text:p text:style-name="P15"><text:s text:c="16"/>return static_cast&lt;short&gt;(1);</text:p>
      <text:p text:style-name="P15"><text:s text:c="12"/>case 'T':</text:p>
      <text:p text:style-name="P15"><text:s text:c="12"/>case 'J':</text:p>
      <text:p text:style-name="P15"><text:s text:c="12"/>case 'Q':</text:p>
      <text:p text:style-name="P15"><text:s text:c="12"/>case 'K':</text:p>
      <text:p text:style-name="P15"><text:s text:c="16"/>return static_cast&lt;short&gt;(10);</text:p>
      <text:p text:style-name="P15"><text:s text:c="8"/>}</text:p>
      <text:p text:style-name="P15"><text:s text:c="8"/>return static_cast&lt;short&gt;(rank - 48);</text:p>
      <text:p text:style-name="P15"><text:s text:c="4"/>}</text:p>
      <text:p text:style-name="P15"><text:soft-page-break/><text:s text:c="4"/></text:p>
      <text:p text:style-name="P15"><text:s text:c="4"/>string toString()</text:p>
      <text:p text:style-name="P15"><text:s text:c="4"/>{</text:p>
      <text:p text:style-name="P15"><text:s text:c="8"/>string s = "";</text:p>
      <text:p text:style-name="P15"><text:s text:c="8"/>s += getRank();</text:p>
      <text:p text:style-name="P15"><text:s text:c="8"/>s += getSuit();</text:p>
      <text:p text:style-name="P15"><text:s text:c="8"/>return s;</text:p>
      <text:p text:style-name="P15"><text:s text:c="4"/>}</text:p>
      <text:p text:style-name="P15">};</text:p>
      <text:p text:style-name="P15"/>
      <text:p text:style-name="P15">struct Player</text:p>
      <text:p text:style-name="P15">{</text:p>
      <text:p text:style-name="P15"><text:s text:c="4"/>Card card1, card2;</text:p>
      <text:p text:style-name="P15"><text:s text:c="4"/>vector&lt;Card&gt; hits;</text:p>
      <text:p text:style-name="P15"><text:s text:c="4"/>short score = 0, bet = 0, bank = 2500;</text:p>
      <text:p text:style-name="P15">};</text:p>
      <text:p text:style-name="P15"/>
      <text:p text:style-name="P15">void bet(Player *players, Card *deck, short pCount);</text:p>
      <text:p text:style-name="P15">Card *initDeck();</text:p>
      <text:p text:style-name="P15">void shuffle(Card *deck);</text:p>
      <text:p text:style-name="P15">void printDeck(Card *deck);</text:p>
      <text:p text:style-name="P15">void deal(Card *deck, Player *players, vector&lt;short&gt;&amp; dealt, short pCount);</text:p>
      <text:p text:style-name="P15">void move(Player *players, Card *deck, vector&lt;short&gt;&amp; dealt, short pCount,</text:p>
      <text:p text:style-name="P15"><text:s text:c="8"/>short lastPlayer);</text:p>
      <text:p text:style-name="P15">void hit(Card *deck, Player *players, short pId, vector&lt;short&gt;&amp; dealt);</text:p>
      <text:p text:style-name="P15">void avoidDupes(vector&lt;short&gt;&amp; dealt, short&amp; ran1, short&amp; ran2);</text:p>
      <text:p text:style-name="P15"/>
      <text:p text:style-name="P15">const short DECK_SIZE = 52;</text:p>
      <text:p text:style-name="P15"/>
      <text:p text:style-name="P15">int main(int argc, char** argv) {</text:p>
      <text:p text:style-name="P15"><text:s text:c="4"/>srand(static_cast&lt;unsigned int&gt;(time(0)));</text:p>
      <text:p text:style-name="P15"><text:s text:c="4"/>Card *deck = initDeck();</text:p>
      <text:p text:style-name="P15"><text:s text:c="4"/>shuffle(deck);</text:p>
      <text:p text:style-name="P15"><text:s text:c="4"/>short pCount = 0;</text:p>
      <text:p text:style-name="P15"><text:s text:c="4"/>cout &lt;&lt; "How many players are playing?" &lt;&lt; endl;</text:p>
      <text:p text:style-name="P15"><text:s text:c="4"/>cin &gt;&gt; pCount;</text:p>
      <text:p text:style-name="P15"><text:s text:c="4"/>if (pCount &gt; 5)</text:p>
      <text:p text:style-name="P15"><text:s text:c="4"/>{</text:p>
      <text:p text:style-name="P15"><text:s text:c="8"/>delete[] deck;</text:p>
      <text:p text:style-name="P15"><text:s text:c="8"/>cout &lt;&lt; "Maximum allowed players is 5. Goodbye." &lt;&lt; endl;</text:p>
      <text:p text:style-name="P15"><text:s text:c="8"/>exit(0);</text:p>
      <text:p text:style-name="P15"><text:s text:c="4"/>}</text:p>
      <text:p text:style-name="P15"><text:s text:c="4"/>Player *players = new Player[pCount];</text:p>
      <text:p text:style-name="P15"><text:s text:c="4"/>bet(players, deck, pCount);</text:p>
      <text:p text:style-name="P15"><text:s text:c="4"/>// an array for the indices of the deck that have already been dealt</text:p>
      <text:p text:style-name="P15"><text:s text:c="4"/>vector&lt;short&gt; dealt;</text:p>
      <text:p text:style-name="P15"><text:s text:c="4"/>deal(deck, players, dealt, pCount);</text:p>
      <text:p text:style-name="P15"><text:s text:c="4"/>cout &lt;&lt; endl;</text:p>
      <text:p text:style-name="P15"><text:s text:c="4"/>move(players, deck, dealt, pCount, -1);</text:p>
      <text:p text:style-name="P15"><text:soft-page-break/><text:s text:c="4"/>for (short i = 0; i &lt; pCount; i++)</text:p>
      <text:p text:style-name="P15"><text:s text:c="4"/>{</text:p>
      <text:p text:style-name="P15"><text:s text:c="8"/>players[i].hits.clear();</text:p>
      <text:p text:style-name="P15"><text:s text:c="4"/>}</text:p>
      <text:p text:style-name="P15"><text:s text:c="4"/>dealt.clear();</text:p>
      <text:p text:style-name="P15"><text:s text:c="4"/>delete[] players;</text:p>
      <text:p text:style-name="P15"><text:s text:c="4"/>//printDeck(deck, SIZE);</text:p>
      <text:p text:style-name="P15"><text:s text:c="4"/>return 0;</text:p>
      <text:p text:style-name="P15">}</text:p>
      <text:p text:style-name="P15"/>
      <text:p text:style-name="P15">void bet(Player *players, Card *deck, short pCount)</text:p>
      <text:p text:style-name="P15">{</text:p>
      <text:p text:style-name="P15"><text:s text:c="4"/>for (short i = 0; i &lt; pCount; i++)</text:p>
      <text:p text:style-name="P15"><text:s text:c="4"/>{</text:p>
      <text:p text:style-name="P15"><text:s text:c="8"/>if (i == pCount - 1)</text:p>
      <text:p text:style-name="P15"><text:s text:c="8"/>{</text:p>
      <text:p text:style-name="P15"><text:s text:c="12"/>cout &lt;&lt; "Skipping the bet for the dealer." &lt;&lt; endl;</text:p>
      <text:p text:style-name="P15"><text:s text:c="12"/>continue;</text:p>
      <text:p text:style-name="P15"><text:s text:c="8"/>}</text:p>
      <text:p text:style-name="P15"><text:s text:c="8"/>cout &lt;&lt; "Player " &lt;&lt; i + 1 &lt;&lt; " place your bet: $";</text:p>
      <text:p text:style-name="P15"><text:s text:c="8"/>cin &gt;&gt; players[i].bet;</text:p>
      <text:p text:style-name="P15"><text:s text:c="8"/>if (players[i].bet &gt; players[i].bank)</text:p>
      <text:p text:style-name="P15"><text:s text:c="8"/>{</text:p>
      <text:p text:style-name="P15"><text:s text:c="12"/>cout &lt;&lt; "Player " &lt;&lt; i + 1 &lt;&lt;</text:p>
      <text:p text:style-name="P15"><text:s text:c="20"/>" does not have enough bank for their bet!" &lt;&lt; endl;</text:p>
      <text:p text:style-name="P15"><text:s text:c="12"/>delete[] players;</text:p>
      <text:p text:style-name="P15"><text:s text:c="12"/>delete[] deck;</text:p>
      <text:p text:style-name="P15"><text:s text:c="12"/>exit(0);</text:p>
      <text:p text:style-name="P15"><text:s text:c="8"/>}</text:p>
      <text:p text:style-name="P15"><text:s text:c="8"/>players[i].bank -= players[i].bet;</text:p>
      <text:p text:style-name="P15"><text:s text:c="8"/>cout &lt;&lt; "Player " &lt;&lt; i + 1 &lt;&lt; " bet $" &lt;&lt; players[i].bet &lt;&lt; "." &lt;&lt; endl;</text:p>
      <text:p text:style-name="P15"><text:s text:c="8"/>cout &lt;&lt; "Player " &lt;&lt; i + 1 &lt;&lt; " bank=$" &lt;&lt; players[i].bank &lt;&lt; "." &lt;&lt; endl;</text:p>
      <text:p text:style-name="P15"><text:s text:c="4"/>}</text:p>
      <text:p text:style-name="P15"><text:s text:c="4"/>cout &lt;&lt; endl;</text:p>
      <text:p text:style-name="P15">}</text:p>
      <text:p text:style-name="P15"/>
      <text:p text:style-name="P15">Card *initDeck()</text:p>
      <text:p text:style-name="P15">{</text:p>
      <text:p text:style-name="P15"><text:s text:c="4"/>Card *deck = new Card[DECK_SIZE];</text:p>
      <text:p text:style-name="P15"><text:s text:c="4"/>for (short i = 0; i &lt; DECK_SIZE; i++)</text:p>
      <text:p text:style-name="P15"><text:s text:c="4"/>{</text:p>
      <text:p text:style-name="P15"><text:s text:c="8"/>deck[i].cNumber = i;</text:p>
      <text:p text:style-name="P15"><text:s text:c="4"/>}</text:p>
      <text:p text:style-name="P15"><text:s text:c="4"/>return deck;</text:p>
      <text:p text:style-name="P15">}</text:p>
      <text:p text:style-name="P15"/>
      <text:p text:style-name="P15">void shuffle(Card *deck)</text:p>
      <text:p text:style-name="P15">{</text:p>
      <text:p text:style-name="P15"><text:s text:c="4"/>// shuffle 3 times</text:p>
      <text:p text:style-name="P15"><text:soft-page-break/><text:s text:c="4"/>for (short i = 0; i &lt; 3; i++)</text:p>
      <text:p text:style-name="P15"><text:s text:c="4"/>{</text:p>
      <text:p text:style-name="P15"><text:s text:c="8"/>for (short j = 0; j &lt; DECK_SIZE; j++)</text:p>
      <text:p text:style-name="P15"><text:s text:c="8"/>{</text:p>
      <text:p text:style-name="P15"><text:s text:c="12"/>short ran = rand() % 52;</text:p>
      <text:p text:style-name="P15"><text:s text:c="12"/>Card temp = deck[j];</text:p>
      <text:p text:style-name="P15"><text:s text:c="12"/>deck[j] = deck[ran];</text:p>
      <text:p text:style-name="P15"><text:s text:c="12"/>deck[ran] = temp;</text:p>
      <text:p text:style-name="P15"><text:s text:c="8"/>}</text:p>
      <text:p text:style-name="P15"><text:s text:c="4"/>}</text:p>
      <text:p text:style-name="P15">}</text:p>
      <text:p text:style-name="P15"/>
      <text:p text:style-name="P15">// not used any more</text:p>
      <text:p text:style-name="P15">void printDeck(Card *deck)</text:p>
      <text:p text:style-name="P15">{</text:p>
      <text:p text:style-name="P15"><text:s text:c="4"/>for (short i = 0; i &lt; DECK_SIZE; i++)</text:p>
      <text:p text:style-name="P15"><text:s text:c="4"/>{</text:p>
      <text:p text:style-name="P15"><text:s text:c="8"/>cout &lt;&lt; i &lt;&lt; "]\t" &lt;&lt; deck[i].getRank() &lt;&lt; deck[i].getSuit()</text:p>
      <text:p text:style-name="P15"><text:s text:c="16"/>&lt;&lt; " '" &lt;&lt; deck[i].getVal() &lt;&lt; "'" &lt;&lt; endl;</text:p>
      <text:p text:style-name="P15"><text:s text:c="4"/>}</text:p>
      <text:p text:style-name="P15">}</text:p>
      <text:p text:style-name="P15"/>
      <text:p text:style-name="P15">void deal(Card *deck, Player *players, vector&lt;short&gt;&amp; dealt, short pCount)</text:p>
      <text:p text:style-name="P15">{</text:p>
      <text:p text:style-name="P15"><text:s text:c="4"/>// give every player 2 cards from the deck</text:p>
      <text:p text:style-name="P15"><text:s text:c="4"/>for (short i = 0; i &lt; pCount; i++)</text:p>
      <text:p text:style-name="P15"><text:s text:c="4"/>{</text:p>
      <text:p text:style-name="P15"><text:s text:c="8"/>short ran1 = rand() % DECK_SIZE;</text:p>
      <text:p text:style-name="P15"><text:s text:c="8"/>short ran2 = rand() % DECK_SIZE;</text:p>
      <text:p text:style-name="P15"><text:s text:c="8"/>avoidDupes(dealt, ran1, ran2);</text:p>
      <text:p text:style-name="P15"><text:s text:c="8"/>// handle the first two cards being dealt</text:p>
      <text:p text:style-name="P15"><text:s text:c="8"/>players[i].card1 = deck[ran1];</text:p>
      <text:p text:style-name="P15"><text:s text:c="8"/>players[i].card2 = deck[ran2];</text:p>
      <text:p text:style-name="P15"><text:s text:c="8"/>players[i].score += deck[ran1].getVal();</text:p>
      <text:p text:style-name="P15"><text:s text:c="8"/>players[i].score += deck[ran2].getVal();</text:p>
      <text:p text:style-name="P15"><text:s text:c="8"/>cout &lt;&lt; "card1=" &lt;&lt; players[i].card1.toString() &lt;&lt; endl;</text:p>
      <text:p text:style-name="P15"><text:s text:c="8"/>cout &lt;&lt; "card2=" &lt;&lt; players[i].card2.toString() &lt;&lt; endl;</text:p>
      <text:p text:style-name="P15"><text:s text:c="8"/>cout &lt;&lt; "Player " &lt;&lt; i + 1 &lt;&lt; " has a score of " &lt;&lt; players[i].score</text:p>
      <text:p text:style-name="P15"><text:s text:c="16"/>&lt;&lt; endl;</text:p>
      <text:p text:style-name="P15"><text:s text:c="4"/>}</text:p>
      <text:p text:style-name="P15">}</text:p>
      <text:p text:style-name="P15"/>
      <text:p text:style-name="P15">void hit(Card *deck, Player *players, short pId, vector&lt;short&gt;&amp; dealt)</text:p>
      <text:p text:style-name="P15">{</text:p>
      <text:p text:style-name="P15"><text:s text:c="4"/>short ran1 = rand() % DECK_SIZE;</text:p>
      <text:p text:style-name="P15"><text:s text:c="4"/>short ran2 = rand() % DECK_SIZE;</text:p>
      <text:p text:style-name="P15"><text:s text:c="4"/>avoidDupes(dealt, ran1, ran2);</text:p>
      <text:p text:style-name="P15"><text:s text:c="4"/>// handle cards being dealt after the first 2 cards, AKA hits</text:p>
      <text:p text:style-name="P15"><text:s text:c="4"/>players[pId].hits.push_back(deck[ran1]);</text:p>
      <text:p text:style-name="P15"><text:soft-page-break/><text:s text:c="4"/>dealt.push_back(ran1);</text:p>
      <text:p text:style-name="P15"><text:s text:c="4"/>cout &lt;&lt; "hit=" &lt;&lt; deck[ran1].toString() &lt;&lt; endl;</text:p>
      <text:p text:style-name="P15"><text:s text:c="4"/>players[pId].score += deck[ran1].getVal();</text:p>
      <text:p text:style-name="P15"><text:s text:c="4"/>cout &lt;&lt; "Player " &lt;&lt; pId + 1 &lt;&lt; " has a score of " &lt;&lt; players[pId].score</text:p>
      <text:p text:style-name="P15"><text:s text:c="12"/>&lt;&lt; endl;</text:p>
      <text:p text:style-name="P15"><text:s text:c="4"/>if (players[pId].score &gt; 21)</text:p>
      <text:p text:style-name="P15"><text:s text:c="4"/>{</text:p>
      <text:p text:style-name="P15"><text:s text:c="8"/>cout &lt;&lt; "BUST! Player " &lt;&lt; pId + 1 &lt;&lt; " is out of the round." &lt;&lt; endl;</text:p>
      <text:p text:style-name="P15"><text:s text:c="8"/>players[pId + 1].bet = 0;</text:p>
      <text:p text:style-name="P15"><text:s text:c="4"/>}</text:p>
      <text:p text:style-name="P15">}</text:p>
      <text:p text:style-name="P15"/>
      <text:p text:style-name="P15">void avoidDupes(vector&lt;short&gt;&amp; dealt, short&amp; ran1, short&amp; ran2)</text:p>
      <text:p text:style-name="P15">{</text:p>
      <text:p text:style-name="P15"><text:s text:c="4"/>// reassign ran1 if that index has already been dealt</text:p>
      <text:p text:style-name="P15"><text:s text:c="4"/>// eliminates duplicate cards</text:p>
      <text:p text:style-name="P15"><text:s text:c="4"/>while (find(dealt.begin(), dealt.end(), ran1) != dealt.end())</text:p>
      <text:p text:style-name="P15"><text:s text:c="4"/>{</text:p>
      <text:p text:style-name="P15"><text:s text:c="8"/>ran1 = rand() % DECK_SIZE;</text:p>
      <text:p text:style-name="P15"><text:s text:c="4"/>}</text:p>
      <text:p text:style-name="P15"><text:s text:c="4"/>dealt.push_back(ran1);</text:p>
      <text:p text:style-name="P15"><text:s text:c="4"/>// reassign ran2 if that index has already been dealt</text:p>
      <text:p text:style-name="P15"><text:s text:c="4"/>// brute force until we have found a random index that</text:p>
      <text:p text:style-name="P15"><text:s text:c="4"/>// has not been dealt</text:p>
      <text:p text:style-name="P15"><text:s text:c="4"/>while (find(dealt.begin(), dealt.end(), ran2) != dealt.end())</text:p>
      <text:p text:style-name="P15"><text:s text:c="4"/>{</text:p>
      <text:p text:style-name="P15"><text:s text:c="8"/>ran2 = rand() % DECK_SIZE;</text:p>
      <text:p text:style-name="P15"><text:s text:c="4"/>}</text:p>
      <text:p text:style-name="P15"><text:s text:c="4"/>dealt.push_back(ran2);</text:p>
      <text:p text:style-name="P15"><text:s text:c="4"/>while (ran1 == ran2)</text:p>
      <text:p text:style-name="P15"><text:s text:c="4"/>{</text:p>
      <text:p text:style-name="P15"><text:s text:c="8"/>ran2 = rand() % DECK_SIZE;</text:p>
      <text:p text:style-name="P15"><text:s text:c="4"/>}</text:p>
      <text:p text:style-name="P15">}</text:p>
      <text:p text:style-name="P15"/>
      <text:p text:style-name="P15">// keep prompting for user input until player busts or stays</text:p>
      <text:p text:style-name="P15">void move(Player *players, Card *deck, vector&lt;short&gt;&amp; dealt, short pCount,</text:p>
      <text:p text:style-name="P15"><text:s text:c="8"/>short lastPlayer)</text:p>
      <text:p text:style-name="P15">{</text:p>
      <text:p text:style-name="P15"><text:s text:c="4"/>for (short i = lastPlayer &gt; 0 ? lastPlayer : 0; i &lt; pCount; i++)</text:p>
      <text:p text:style-name="P15"><text:s text:c="4"/>{</text:p>
      <text:p text:style-name="P15"><text:s text:c="8"/>bool isDealer = (i == pCount - 1);</text:p>
      <text:p text:style-name="P15"><text:s text:c="8"/>string input = "";</text:p>
      <text:p text:style-name="P15"><text:s text:c="8"/>while ((players[i].score &lt; 21 &amp;&amp; input != "stay")</text:p>
      <text:p text:style-name="P15"><text:s text:c="16"/>|| isDealer &amp;&amp; players[i].score &gt;= 17)</text:p>
      <text:p text:style-name="P15"><text:s text:c="8"/>{</text:p>
      <text:p text:style-name="P15"><text:s text:c="12"/>if (players[i].score &lt;= 21)</text:p>
      <text:p text:style-name="P15"><text:s text:c="12"/>{</text:p>
      <text:p text:style-name="P15"><text:s text:c="16"/>cout &lt;&lt; "### " &lt;&lt; (!isDealer ? "PLAYER" : "DEALER") &lt;&lt; " "</text:p>
      <text:p text:style-name="P15"><text:soft-page-break/><text:s text:c="24"/>&lt;&lt; i + 1 &lt;&lt; "'S TURN ###" &lt;&lt; endl;</text:p>
      <text:p text:style-name="P15"><text:s text:c="12"/>}</text:p>
      <text:p text:style-name="P15"><text:s text:c="12"/>// if not the dealer, prompt for input</text:p>
      <text:p text:style-name="P15"><text:s text:c="12"/>if (!isDealer)</text:p>
      <text:p text:style-name="P15"><text:s text:c="12"/>{</text:p>
      <text:p text:style-name="P15"><text:s text:c="16"/>cout &lt;&lt; "Type 'stay' or 'hit': ";</text:p>
      <text:p text:style-name="P15"><text:s text:c="16"/>cin &gt;&gt; input;</text:p>
      <text:p text:style-name="P15"><text:s text:c="12"/>}</text:p>
      <text:p text:style-name="P15"><text:s text:c="12"/>if (input == "stay")</text:p>
      <text:p text:style-name="P15"><text:s text:c="12"/>{</text:p>
      <text:p text:style-name="P15"><text:s text:c="16"/>cout &lt;&lt; "You chose to keep your score of " &lt;&lt; players[i].score</text:p>
      <text:p text:style-name="P15"><text:s text:c="24"/>&lt;&lt; " the same and not take a risk." &lt;&lt; endl;</text:p>
      <text:p text:style-name="P15"><text:s text:c="16"/>continue;</text:p>
      <text:p text:style-name="P15"><text:s text:c="12"/>}</text:p>
      <text:p text:style-name="P15"><text:s text:c="12"/>// dealer must hit until his score is &gt;= 17</text:p>
      <text:p text:style-name="P15"><text:s text:c="12"/>else if ((isDealer &amp;&amp; players[i].score &lt; 17) || input == "hit")</text:p>
      <text:p text:style-name="P15"><text:s text:c="12"/>{</text:p>
      <text:p text:style-name="P15"><text:s text:c="16"/>hit(deck, players, i, dealt);</text:p>
      <text:p text:style-name="P15"><text:s text:c="12"/>}</text:p>
      <text:p text:style-name="P15"><text:s text:c="12"/>// more options coming soon in the next version</text:p>
      <text:p text:style-name="P15"><text:s text:c="12"/>else</text:p>
      <text:p text:style-name="P15"><text:s text:c="12"/>{</text:p>
      <text:p text:style-name="P15"><text:s text:c="16"/>if (isDealer)</text:p>
      <text:p text:style-name="P15"><text:s text:c="16"/>{</text:p>
      <text:p text:style-name="P15"><text:s text:c="20"/>break;</text:p>
      <text:p text:style-name="P15"><text:s text:c="16"/>}</text:p>
      <text:p text:style-name="P15"><text:s text:c="16"/>cout &lt;&lt; "Error! Input is invalid!" &lt;&lt; endl;</text:p>
      <text:p text:style-name="P15"><text:s text:c="16"/>move(players, deck, dealt, pCount, i);</text:p>
      <text:p text:style-name="P15"><text:s text:c="16"/>return;</text:p>
      <text:p text:style-name="P15"><text:s text:c="12"/>}</text:p>
      <text:p text:style-name="P15"><text:s text:c="8"/>}</text:p>
      <text:p text:style-name="P15"><text:s text:c="4"/>}</text:p>
      <text:p text:style-name="P15"><text:s text:c="4"/>short numWinners = 0;</text:p>
      <text:p text:style-name="P15"><text:s text:c="4"/>for (short i = 0; i &lt; pCount; i++)</text:p>
      <text:p text:style-name="P15"><text:s text:c="4"/>{</text:p>
      <text:p text:style-name="P15"><text:s text:c="8"/>// player is not the dealer, players score less than 21,</text:p>
      <text:p text:style-name="P15"><text:s text:c="8"/>// and players score equals dealers score</text:p>
      <text:p text:style-name="P15"><text:s text:c="8"/>if (i != pCount - 1 &amp;&amp; players[i].score &lt; 21</text:p>
      <text:p text:style-name="P15"><text:s text:c="16"/>&amp;&amp; players[i].score == players[pCount - 1].score)</text:p>
      <text:p text:style-name="P15"><text:s text:c="8"/>{</text:p>
      <text:p text:style-name="P15"><text:s text:c="12"/>cout &lt;&lt; "Push! No wins or loses for Player " &lt;&lt; i + 1 </text:p>
      <text:p text:style-name="P15"><text:s text:c="20"/>&lt;&lt; "." &lt;&lt; endl;</text:p>
      <text:p text:style-name="P15"><text:s text:c="12"/>// todo, bet will still be lost below!</text:p>
      <text:p text:style-name="P15"><text:s text:c="12"/>continue;</text:p>
      <text:p text:style-name="P15"><text:s text:c="8"/>}</text:p>
      <text:p text:style-name="P15"><text:s text:c="8"/>// if dealer score is less than player score and player has not bust</text:p>
      <text:p text:style-name="P15"><text:s text:c="8"/>if ((players[pCount - 1].score &lt; players[i].score</text:p>
      <text:p text:style-name="P15"><text:s text:c="16"/>&amp;&amp; players[i].score &lt;= 21)</text:p>
      <text:p text:style-name="P15"><text:s text:c="16"/>// if dealer busts and player does not</text:p>
      <text:p text:style-name="P15"><text:soft-page-break/><text:s text:c="16"/>|| players[pCount - 1].score &gt; 21 &amp;&amp; players[i].score &lt;= 21)</text:p>
      <text:p text:style-name="P15"><text:s text:c="8"/>{</text:p>
      <text:p text:style-name="P15"><text:s text:c="12"/>// todo handle a blackjack winnings</text:p>
      <text:p text:style-name="P15"><text:s text:c="12"/>cout &lt;&lt; "Player " &lt;&lt; i + 1 &lt;&lt; " is a winner!" &lt;&lt; endl;</text:p>
      <text:p text:style-name="P15"><text:s text:c="12"/>players[i].bet *= 2;</text:p>
      <text:p text:style-name="P15"><text:s text:c="12"/>cout &lt;&lt; "Player " &lt;&lt; i + 1 &lt;&lt; " bet doubled to "</text:p>
      <text:p text:style-name="P15"><text:s text:c="20"/>&lt;&lt; players[i].bet &lt;&lt; "." &lt;&lt; endl;</text:p>
      <text:p text:style-name="P15"><text:s text:c="12"/>players[i].bank += players[i].bet;</text:p>
      <text:p text:style-name="P15"><text:s text:c="12"/>cout &lt;&lt; "Player " &lt;&lt; i + 1 &lt;&lt; " bank increased to "</text:p>
      <text:p text:style-name="P15"><text:s text:c="20"/>&lt;&lt; players[i].bank &lt;&lt; "." &lt;&lt; endl;</text:p>
      <text:p text:style-name="P15"><text:s text:c="12"/>players[i].bet = 0;</text:p>
      <text:p text:style-name="P15"><text:s text:c="12"/>cout &lt;&lt; "Player " &lt;&lt; i + 1 &lt;&lt; " bet reset to "</text:p>
      <text:p text:style-name="P15"><text:s text:c="20"/>&lt;&lt; players[i].bet &lt;&lt; "." &lt;&lt; endl;</text:p>
      <text:p text:style-name="P15"><text:s text:c="12"/></text:p>
      <text:p text:style-name="P15"><text:s text:c="12"/>numWinners++;</text:p>
      <text:p text:style-name="P15"><text:s text:c="8"/>}</text:p>
      <text:p text:style-name="P15"><text:s text:c="4"/>}</text:p>
      <text:p text:style-name="P15"><text:s text:c="4"/>if (numWinners == 0)</text:p>
      <text:p text:style-name="P15"><text:s text:c="4"/>{</text:p>
      <text:p text:style-name="P15"><text:s text:c="8"/>cout &lt;&lt; "Dealer wins." &lt;&lt; endl;</text:p>
      <text:p text:style-name="P15"><text:s text:c="8"/>for (short i = 0; i &lt; pCount; i++)</text:p>
      <text:p text:style-name="P15"><text:s text:c="8"/>{</text:p>
      <text:p text:style-name="P15"><text:s text:c="12"/>if (players[i].bet &gt; 0)</text:p>
      <text:p text:style-name="P15"><text:s text:c="12"/>{</text:p>
      <text:p text:style-name="P15"><text:s text:c="16"/>cout &lt;&lt; "Player " &lt;&lt; i + 1 &lt;&lt; " had a bet of "</text:p>
      <text:p text:style-name="P15"><text:s text:c="24"/>&lt;&lt; players[i].bet &lt;&lt; ". Now reset to 0." &lt;&lt; endl;</text:p>
      <text:p text:style-name="P15"><text:s text:c="16"/>players[i].bet = 0;</text:p>
      <text:p text:style-name="P15"><text:s text:c="12"/>}</text:p>
      <text:p text:style-name="P15"><text:s text:c="8"/>}</text:p>
      <text:p text:style-name="P15"><text:s text:c="4"/>}</text:p>
      <text:p text:style-name="P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6:42:52.468835026</meta:creation-date>
    <dc:date>2017-04-20T21:11:22.737592818</dc:date>
    <meta:editing-duration>PT8M9S</meta:editing-duration>
    <meta:editing-cycles>4</meta:editing-cycles>
    <meta:generator>LibreOffice/5.1.6.2$Linux_X86_64 LibreOffice_project/10m0$Build-2</meta:generator>
    <meta:document-statistic meta:table-count="0" meta:image-count="0" meta:object-count="0" meta:page-count="9" meta:paragraph-count="354" meta:word-count="2024" meta:character-count="13103" meta:non-whitespace-character-count="9254"/>
  </office:meta>
</office:document-meta>
</file>